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_5f_documents" style:display-name="table_documents" style:family="table">
      <style:table-properties style:width="17.013cm" fo:margin-left="0cm" table:align="left"/>
    </style:style>
    <style:style style:name="table_5f_documents.A" style:display-name="table_documents.A" style:family="table-column">
      <style:table-column-properties style:column-width="7.091cm"/>
    </style:style>
    <style:style style:name="table_5f_documents.B" style:display-name="table_documents.B" style:family="table-column">
      <style:table-column-properties style:column-width="9.922cm"/>
    </style:style>
    <style:style style:name="table_5f_documents.A1" style:display-name="table_document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ocuments.B1" style:display-name="table_documents.B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style:min-row-height="0.725cm"/>
    </style:style>
    <style:style style:name="table_5f_documents.A2" style:display-name="table_document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ocuments.B2" style:display-name="table_documents.B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ato" officeooo:rsid="002018f3" officeooo:paragraph-rsid="002018f3"/>
    </style:style>
    <style:style style:name="P8" style:family="paragraph" style:parent-style-name="Standard">
      <style:text-properties style:font-name="Lato" officeooo:rsid="002bb42f" officeooo:paragraph-rsid="002d58a2"/>
    </style:style>
    <style:style style:name="P9" style:family="paragraph" style:parent-style-name="Standard">
      <style:text-properties style:font-name="Lato" officeooo:rsid="0031efa6" officeooo:paragraph-rsid="002d58a2"/>
    </style:style>
    <style:style style:name="P10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d58a2" style:font-size-asian="10pt" style:font-size-complex="10pt"/>
    </style:style>
    <style:style style:name="P11" style:family="paragraph" style:parent-style-name="Standard">
      <style:text-properties style:font-name="Lato" officeooo:rsid="002c4910" officeooo:paragraph-rsid="002d58a2"/>
    </style:style>
    <style:style style:name="P12" style:family="paragraph" style:parent-style-name="Standard">
      <style:text-properties style:font-name="Lato" fo:font-size="16pt" fo:font-weight="bold" officeooo:rsid="00218d20" officeooo:paragraph-rsid="002d6bb6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2d58a2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" text:name="titre_document"/>
        <text:user-field-decl office:value-type="string" office:string-value="" text:name="empreinte_document"/>
      </text:user-field-decls>
      <text:p text:style-name="P12">Accusé de n<text:span text:style-name="T1">otification</text:span> de mail sécurisé</text:p>
      <text:p text:style-name="P6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7">Dernière mise à jour : <text:user-field-get style:data-style-name="N10071" text:name="date">30/12/1899 00:00:00</text:user-field-get></text:p>
      <text:p text:style-name="P7"/>
      <text:p text:style-name="P9">Documents envoyés :</text:p>
      <text:p text:style-name="P8"/>
      <table:table table:name="table_documents" table:style-name="table_5f_documents">
        <table:table-column table:style-name="table_5f_documents.A"/>
        <table:table-column table:style-name="table_5f_documents.B"/>
        <table:table-row>
          <table:table-cell table:style-name="table_5f_documents.A1" office:value-type="string">
            <text:p text:style-name="P13">Titre</text:p>
          </table:table-cell>
          <table:table-cell table:style-name="table_5f_documents.B1" office:value-type="string">
            <text:p text:style-name="P13">Empreinte</text:p>
          </table:table-cell>
        </table:table-row>
        <table:table-row table:style-name="table_5f_documents.2">
          <table:table-cell table:style-name="table_5f_documents.A2" office:value-type="string">
            <text:p text:style-name="P10"><text:user-field-get text:name="titre_document"/><text:user-field-get text:name="titre_document"/></text:p>
          </table:table-cell>
          <table:table-cell table:style-name="table_5f_documents.B2" office:value-type="string">
            <text:p text:style-name="P10"><text:user-field-get text:name="empreinte_document"/></text:p>
          </table:table-cell>
        </table:table-row>
      </table:table>
      <text:p text:style-name="P8"/>
      <text:p text:style-name="P8"/>
      <text:p text:style-name="P11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A1" office:value-type="string">
            <text:p text:style-name="P4">Lecture</text:p>
          </table:table-cell>
          <table:table-cell table:style-name="table_5f_destinataires.G1" office:value-type="string">
            <text:p text:style-name="P5">Réponse</text:p>
          </table:table-cell>
        </table:table-row>
        <table:table-row>
          <table:table-cell table:style-name="table_5f_destinataires.A2" office:value-type="string">
            <text:p text:style-name="P3"><text:user-field-get text:name="email"/></text:p>
          </table:table-cell>
          <table:table-cell table:style-name="table_5f_destinataires.B2" office:value-type="string">
            <text:p text:style-name="P3"><text:user-field-get text:name="type"/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/></text:p>
          </table:table-cell>
          <table:table-cell table:style-name="table_5f_destinataires.F2" office:value-type="string">
            <text:p text:style-name="P3"><text:user-field-get text:name="lecture"/></text:p>
          </table:table-cell>
          <table:table-cell table:style-name="table_5f_destinataires.G2" office:value-type="string">
            <text:p text:style-name="P3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3T15:37:48.889856575</dc:date>
    <meta:editing-duration>PT1H9M13S</meta:editing-duration>
    <meta:editing-cycles>11</meta:editing-cycles>
    <meta:generator>LibreOffice/7.3.7.2$Linux_X86_64 LibreOffice_project/30$Build-2</meta:generator>
    <meta:document-statistic meta:table-count="2" meta:image-count="0" meta:object-count="0" meta:page-count="1" meta:paragraph-count="22" meta:word-count="39" meta:character-count="264" meta:non-whitespace-character-count="241"/>
  </office:meta>
</office:document-meta>
</file>